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1_20_Without_20_Numbering" style:master-page-name="Appendix">
      <style:paragraph-properties style:page-number="auto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code">
      <style:paragraph-properties fo:orphans="2" fo:widows="2"/>
      <style:text-properties style:use-window-font-color="true" style:font-name="Courier" fo:font-size="13pt" style:font-name-asian="Courier" style:font-size-asian="13pt" style:font-name-complex="Courier" style:font-size-complex="13pt"/>
    </style:style>
    <style:style style:name="P6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8.5pt" style:font-size-asian="8.5pt" style:font-size-complex="8.5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508655600" text:id="ct508655600">
          <text:insertion>
            <office:change-info>
              <dc:creator>Craig Russell</dc:creator>
              <dc:date>2012-10-11T21:49:00</dc:date>
            </office:change-info>
          </text:insertion>
        </text:changed-region>
        <text:changed-region xml:id="ct508761040" text:id="ct508761040">
          <text:insertion>
            <office:change-info>
              <dc:creator>Craig Russell</dc:creator>
              <dc:date>2012-10-11T21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657298473651718509" text:style-name="Appendix_20_Numbering">
        <text:list-item>
          <text:p text:style-name="P3">XML Schema for jdo.xml</text:p>
        </text:list-item>
      </text:list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change-start text:change-id="ct508655600"/><text:s text:c="8"/>&lt;xs:attribute name=”position”/&gt;</text:p>
      <text:p text:style-name="P2"><text:change-end text:change-id="ct508655600"/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oft-page-break/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text:change-start text:change-id="ct508761040"/></text:p>
      <text:p text:style-name="P5"><text:span text:style-name="T1"><text:s text:c="8"/>&lt;xs:attribute name="allocation-size" default="50"/&gt;</text:span></text:p>
      <text:p text:style-name="P6"><text:s text:c="8"/>&lt;xs:attribute name="initial-value" default="1"/&gt;<text:change-end text:change-id="ct508761040"/>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oft-page-break/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2-06-24T14:10:55.11</meta:creation-date>
    <meta:editing-duration>PT14M3S</meta:editing-duration>
    <meta:generator>OpenOffice.org/3.4.1$Unix OpenOffice.org_project/341m1$Build-9593</meta:generator>
    <dc:title>JDO_Chapter</dc:title>
    <dc:date>2012-10-11T21:55:58</dc:date>
    <dc:creator>Craig Russell</dc:creator>
    <meta:document-statistic meta:table-count="0" meta:image-count="0" meta:object-count="0" meta:page-count="24" meta:paragraph-count="1291" meta:word-count="2309" meta:character-count="50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